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b6b" officeooo:paragraph-rsid="001b9b6b"/>
    </style:style>
    <style:style style:name="P2" style:family="paragraph" style:parent-style-name="Standard">
      <style:text-properties officeooo:paragraph-rsid="001b9b6b"/>
    </style:style>
    <style:style style:name="P3" style:family="paragraph" style:parent-style-name="Standard">
      <style:text-properties officeooo:rsid="001d3228" officeooo:paragraph-rsid="001d3228"/>
    </style:style>
    <style:style style:name="P4" style:family="paragraph" style:parent-style-name="Standard">
      <style:text-properties officeooo:paragraph-rsid="001d3228"/>
    </style:style>
    <style:style style:name="P5" style:family="paragraph" style:parent-style-name="Standard">
      <style:text-properties fo:font-size="10.5pt" fo:font-weight="bold" officeooo:rsid="001b9b6b" officeooo:paragraph-rsid="001b9b6b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fo:font-weight="bold" officeooo:rsid="001b9b6b" officeooo:paragraph-rsid="001da3f6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Liberation Serif" fo:font-size="10.5pt" fo:font-weight="bold" officeooo:rsid="001b9b6b" officeooo:paragraph-rsid="001da3f6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Liberation Serif" fo:font-size="10.5pt" fo:font-weight="bold" officeooo:rsid="001e8770" officeooo:paragraph-rsid="001da3f6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Liberation Serif" fo:font-size="10.5pt" fo:font-weight="bold" officeooo:rsid="001e8770" officeooo:paragraph-rsid="001e8770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Liberation Serif" fo:font-size="12pt" fo:font-weight="normal" officeooo:rsid="0024d644" officeooo:paragraph-rsid="0024d64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da3f6" officeooo:paragraph-rsid="001da3f6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paragraph-rsid="001da3f6"/>
    </style:style>
    <style:style style:name="T1" style:family="text">
      <style:text-properties officeooo:rsid="001b9b6b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e8770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f4aec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10ec6" style:text-blinking="false" fo:background-color="transparent" loext:char-shading-value="0"/>
    </style:style>
    <style:style style:name="T10" style:family="text">
      <style:text-properties officeooo:rsid="001d3228"/>
    </style:style>
    <style:style style:name="T11" style:family="text">
      <style:text-properties officeooo:rsid="001da3f6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2.SQL</text:span></text:p>
      <text:p text:style-name="P2"><text:span text:style-name="T1">a.</text:span><text:bookmark text:name="docs-internal-guid-5f1bcbae-7fff-61bc-5666-ed0fd80c2b29"/><text:span text:style-name="T1"> </text:span><text:span text:style-name="T2">How many orders were shipped by Speedy Express in total?</text:span></text:p>
      <text:p text:style-name="P2"><text:span text:style-name="T2"/></text:p>
      <text:p text:style-name="P5">QUERY:</text:p>
      <text:p text:style-name="Standard">SELECT COUNT(ShipperID) FROM [Orders]</text:p>
      <text:p text:style-name="Standard">WHERE ShipperID = 1</text:p>
      <text:p text:style-name="Standard"/>
      <text:p text:style-name="P5">ANSWER:</text:p>
      <text:p text:style-name="P1">54</text:p>
      <text:p text:style-name="P1"/>
      <text:p text:style-name="P1"/>
      <text:p text:style-name="P4"><text:span text:style-name="T10">b. </text:span><text:bookmark text:name="docs-internal-guid-1622ac77-7fff-7abb-5d57-f35e9363f49c"/><text:span text:style-name="T2">What is the last name of the employee with the most orders?</text:span></text:p>
      <text:p text:style-name="P4"><text:span text:style-name="T2"/></text:p>
      <text:p text:style-name="P7"><text:span text:style-name="T6">QUERY:</text:span></text:p>
      <text:p text:style-name="P3">SELECT LastName, MAX(OrderCount)</text:p>
      <text:p text:style-name="P3">FROM</text:p>
      <text:p text:style-name="P3">(SELECT LastName, COUNT(o.OrderID) AS OrderCount </text:p>
      <text:p text:style-name="P3">FROM Employees AS e</text:p>
      <text:p text:style-name="P3">JOIN Orders AS o ON e.EmployeeID = o.EmployeeID</text:p>
      <text:p text:style-name="P3">GROUP BY e.EmployeeID)</text:p>
      <text:p text:style-name="P3"/>
      <text:p text:style-name="P6">ANSWER:</text:p>
      <text:p text:style-name="P11">Peacock</text:p>
      <text:p text:style-name="P11"/>
      <text:p text:style-name="P12"><text:span text:style-name="T11">c. </text:span><text:bookmark text:name="docs-internal-guid-ca3ffeaf-7fff-de3e-fc2f-3c5a1c5571fb"/><text:span text:style-name="T3">What product was ordered the most by customers in Germany?</text:span></text:p>
      <text:p text:style-name="P12"><text:span text:style-name="T3"/></text:p>
      <text:p text:style-name="P7"><text:span text:style-name="T6">QUERY:</text:span></text:p>
      <text:p text:style-name="P10"><text:span text:style-name="T6">SELECT od.ProductID, SUM(od.Quantity), p.ProductName, c.Country FROM OrderDetails od</text:span></text:p>
      <text:p text:style-name="P10"><text:span text:style-name="T6">JOIN Products p ON od.ProductID = p.ProductID</text:span></text:p>
      <text:p text:style-name="P10"><text:span text:style-name="T6">JOIN Orders o ON od.OrderID = o.OrderID</text:span></text:p>
      <text:p text:style-name="P10"><text:span text:style-name="T6">JOIN Customers c ON o.CustomerID = c.CustomerID</text:span></text:p>
      <text:p text:style-name="P10"><text:span text:style-name="T6">WHERE c.Country = 'Germany'</text:span></text:p>
      <text:p text:style-name="P10"><text:span text:style-name="T6">GROUP BY od.ProductID</text:span></text:p>
      <text:p text:style-name="P10"><text:span text:style-name="T6">ORDER BY SUM(od.Quantity) DESC</text:span></text:p>
      <text:p text:style-name="P7"><text:span text:style-name="T6"/></text:p>
      <text:p text:style-name="P7"><text:span text:style-name="T6"/></text:p>
      <text:p text:style-name="P7"><text:span text:style-name="T6">ANSWER:</text:span></text:p>
      <text:p text:style-name="P10"><text:span text:style-name="T6">Boston Crab Meat</text:span></text:p>
      <text:p text:style-name="P8"><text:span text:style-name="T6"/></text:p>
      <text:p text:style-name="P9"><text:span text:style-name="T6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5:36:46.028962937</meta:creation-date>
    <dc:date>2022-05-22T18:59:32.456742660</dc:date>
    <meta:editing-duration>PT1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19" meta:character-count="774" meta:non-whitespace-character-count="681"/>
  </office:meta>
</office:document-meta>
</file>